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Helvetica Neue', Helvetica, Arial, sans-serif"/>
  </office:font-face-decls>
  <office:automatic-styles>
    <style:style style:name="P1"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2"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0192c6" officeooo:paragraph-rsid="000192c6"/>
    </style:style>
    <style:style style:name="T1" style:family="text">
      <style:text-properties officeooo:rsid="000192c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Was war für mich neu?</text:p>
      <text:p text:style-name="P1"><text:span text:style-name="T1">Neu waren für mich die verschiedenen Metaphern für das Zusammenspiel von Lehrenden und Lernenden und der Atmosphäre im Klassenzimmer (Landschaft, Kultur, Bühne, Textwerkstatt, Kommunikationszentrum).</text:span></text:p>
      <text:p text:style-name="P1">b) Was hat mich überrascht?</text:p>
      <text:p text:style-name="P1">-<text:span text:style-name="T1">Mich hat überrascht, wie unterschiedlich die Lernphilosophien von Lehrenden sein können.</text:span></text:p>
      <text:p text:style-name="P1">c) Was finde ich interessant?</text:p>
      <text:p text:style-name="P1"><text:span text:style-name="T1">Ich fand es interessant, meinen eigenen Lehrstil und die Lernphilosophie mit einer Metapher eines anderen Berufs beschreiben. Ich finde interessant, dass die Wahl der Metapher, zumindest mir persönlich, ein besseres Verständnis meiner eigenen Lernphilosophie und meines Lehrstils hervorrief.</text:span></text:p>
      <text:p text:style-name="P1">d) Worüber möchte ich mehr wissen?</text:p>
      <text:p text:style-name="P1">-<text:span text:style-name="T1">Ich möchte mehr über meinen eigenen Lehrstil erfahren. Hierzu werde ich mehr Lehr-Erfahrung sammeln und meine Methoden stetig reflektieren müssen. Ich habe meinen eigenen Lehrstil noch nicht wirklich gefunden</text:span></text:p>
      <text:p text:style-name="P1">e) Wo stimme ich nicht zu?</text:p>
      <text:p text:style-name="P2">Das Modell der Lkompetenzen von Lernenden betrachte ich kritisch. Stellt die fachliche Kompetenz keine „grundlegende Fähigkeit“ von Lehrenden dar, da man fachliche Fragen nachschlagen kann? Ein ausreichendes Maß an fachlicher Kompetenz ist meiner Meinung nach essentiell, nicht zuletzt, da ich auf speziellere Fragen der Lernenden eingehen können muss. Unzureichende fachliche Kompetenz kann das Vertrauen der Lernenden in die Lehrkraft verletzen und daher den Lernprozess stark negativ beeinflussen.</text:p>
      <text:p text:style-name="P2">Ein Beispiel aus meiner Schulzeit: Meine Englischlehrerin der 9.Klasse hatte spürbar Defizite der Aussprache und Grammatik. Ich hatte das Gefühl, meine Sprachkompetenz war ihrer überlegen. Folglich nahm ich sie und ihren Unterricht nicht wirklich ernst. Natürlich spielt hier auch die fehlende Selbstkompetenz der Lehrerin eine Rolle. Dennoch empfinde ich die fachliche Kompetenz von Lehrkräften als essenziell.</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2T09:30:19.127000000</meta:creation-date>
    <dc:date>2024-02-02T09:54:23.252000000</dc:date>
    <meta:editing-duration>PT24M4S</meta:editing-duration>
    <meta:editing-cycles>2</meta:editing-cycles>
    <meta:generator>LibreOffice/7.5.5.2$Windows_X86_64 LibreOffice_project/ca8fe7424262805f223b9a2334bc7181abbcbf5e</meta:generator>
    <meta:document-statistic meta:table-count="0" meta:image-count="0" meta:object-count="0" meta:page-count="1" meta:paragraph-count="11" meta:word-count="253" meta:character-count="1839" meta:non-whitespace-character-count="1597"/>
  </office:meta>
</office:document-meta>
</file>